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variant="normal" fo:text-transform="none" fo:color="#000000" loext:opacity="100%" style:font-name="S hne" fo:font-size="12pt" fo:letter-spacing="normal" fo:font-style="normal" fo:font-weight="normal" officeooo:rsid="0008022d" officeooo:paragraph-rsid="0008022d"/>
    </style:style>
    <style:style style:name="P2" style:family="paragraph" style:parent-style-name="Standard">
      <style:paragraph-properties fo:padding="0.0193in" fo:border="0.06pt solid #d9d9e3"/>
      <style:text-properties fo:font-variant="normal" fo:text-transform="none" fo:color="#000000" loext:opacity="100%" style:font-name="S hne" fo:font-size="12pt" fo:letter-spacing="normal" fo:font-style="normal" fo:font-weight="normal" officeooo:rsid="0008022d" officeooo:paragraph-rsid="0008022d"/>
    </style:style>
    <style:style style:name="P3" style:family="paragraph" style:parent-style-name="Standard">
      <style:paragraph-properties fo:padding="0.0193in" fo:border="0.06pt solid #d9d9e3"/>
      <style:text-properties fo:font-variant="normal" fo:text-transform="none" fo:color="#000000" loext:opacity="100%" style:font-name="S hne" fo:font-size="12pt" fo:letter-spacing="normal" fo:font-style="normal" fo:font-weight="normal" officeooo:rsid="00097681" officeooo:paragraph-rsid="00097681"/>
    </style:style>
    <style:style style:name="P4" style:family="paragraph" style:parent-style-name="Standard">
      <style:text-properties fo:font-variant="normal" fo:text-transform="none" fo:color="#000000" loext:opacity="100%" style:font-name="S hne" fo:font-size="12pt" fo:letter-spacing="normal" fo:font-style="normal" fo:font-weight="normal" officeooo:rsid="00097681" officeooo:paragraph-rsid="00097681"/>
    </style:style>
    <style:style style:name="P5" style:family="paragraph" style:parent-style-name="Standard">
      <style:paragraph-properties fo:padding="0.0193in" fo:border="0.06pt solid #d9d9e3"/>
      <style:text-properties fo:font-variant="normal" fo:text-transform="none" fo:color="#000000" loext:opacity="100%" style:font-name="S hne" fo:font-size="12pt" fo:letter-spacing="normal" fo:font-style="normal" fo:font-weight="normal" officeooo:paragraph-rsid="0008022d"/>
    </style:style>
    <style:style style:name="P6" style:family="paragraph" style:parent-style-name="Standard">
      <style:text-properties fo:color="#000000" loext:opacity="100%" style:font-name="Liberation Serif" officeooo:rsid="0008022d" officeooo:paragraph-rsid="0008022d"/>
    </style:style>
    <style:style style:name="P7" style:family="paragraph" style:parent-style-name="Text_20_body">
      <style:paragraph-properties fo:padding="0.0193in" fo:border="0.06pt solid #d9d9e3"/>
    </style:style>
    <style:style style:name="P8" style:family="paragraph" style:parent-style-name="Text_20_body">
      <style:text-properties fo:font-variant="normal" fo:text-transform="none" fo:color="#000000" loext:opacity="100%" style:font-name="S hne" fo:font-size="12pt" fo:letter-spacing="normal" fo:font-style="normal" fo:font-weight="normal" officeooo:rsid="0008022d" officeooo:paragraph-rsid="0008022d"/>
    </style:style>
    <style:style style:name="P9" style:family="paragraph" style:parent-style-name="Text_20_body">
      <style:text-properties fo:font-variant="normal" fo:text-transform="none" fo:color="#000000" loext:opacity="100%" style:font-name="S hne" fo:font-size="12pt" fo:letter-spacing="normal" fo:font-style="normal" fo:font-weight="normal" officeooo:rsid="00097681" officeooo:paragraph-rsid="00097681"/>
    </style:style>
    <style:style style:name="P10" style:family="paragraph" style:parent-style-name="Text_20_body">
      <style:paragraph-properties fo:padding="0.0193in" fo:border="0.06pt solid #d9d9e3"/>
      <style:text-properties fo:font-variant="normal" fo:text-transform="none" fo:color="#000000" loext:opacity="100%" style:font-name="S hne" fo:font-size="12pt" fo:letter-spacing="normal" fo:font-style="normal" fo:font-weight="normal" officeooo:paragraph-rsid="0008022d"/>
    </style:style>
    <style:style style:name="P11" style:family="paragraph" style:parent-style-name="Text_20_body">
      <style:text-properties fo:color="#000000" loext:opacity="100%" style:font-name="Liberation Serif" officeooo:rsid="0008022d" officeooo:paragraph-rsid="0008022d"/>
    </style:style>
    <style:style style:name="P12" style:family="paragraph" style:parent-style-name="Text_20_body">
      <style:paragraph-properties fo:padding="0.0193in" fo:border="0.06pt solid #d9d9e3"/>
      <style:text-properties fo:color="#000000" loext:opacity="100%" style:font-name="Liberation Serif" officeooo:paragraph-rsid="0008022d"/>
    </style:style>
    <style:style style:name="P13" style:family="paragraph" style:parent-style-name="Text_20_body">
      <style:paragraph-properties fo:padding="0.0193in" fo:border="0.06pt solid #d9d9e3"/>
      <style:text-properties fo:color="#000000" loext:opacity="100%"/>
    </style:style>
    <style:style style:name="T1" style:family="text">
      <style:text-properties officeooo:rsid="0008022d"/>
    </style:style>
    <style:style style:name="T2" style:family="text">
      <style:text-properties officeooo:rsid="00097681"/>
    </style:style>
    <style:style style:name="T3" style:family="text">
      <style:text-properties fo:color="#d1d5db" loext:opacity="100%"/>
    </style:style>
    <style:style style:name="T4" style:family="text">
      <style:text-properties officeooo:rsid="000a2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paragraphs</text:p>
      <text:p text:style-name="P6">========================= Topic 1 ==================</text:p>
      <text:p text:style-name="P11">Topic Sentence: == <text:s text:c="2"/>When I first started going to college, I was surprised at all the studying that was required.</text:p>
      <text:p text:style-name="P12">TS <text:span text:style-name="T1">==</text:span> <text:s text:c="2"/>In high school, I hardly ever studied, but my grades were fairly good.</text:p>
      <text:p text:style-name="P12"/>
      <text:p text:style-name="P10"><text:span text:style-name="T4">Not supporting sentence</text:span>"They all thought that their class was the most important."</text:p>
      <text:p text:style-name="P10"/>
      <text:p text:style-name="P5"><text:span text:style-name="T1">Concluding sentence: </text:span><text:span text:style-name="T2">==</text:span><text:span text:style-name="T1"> </text:span>While adjusting to college life can be challenging, it is important to remember that hard work and dedication can lead to success.</text:p>
      <text:p text:style-name="P2"/>
      <text:p text:style-name="P3">==</text:p>
      <text:p text:style-name="P2">There is no sentence that is not a good supporting sentence based on the controlling idea in the topic sentence. All the sentences in the paragraph provide specific examples and details that support the main idea of the paragraph.</text:p>
      <text:p text:style-name="P2">======================================<text:span text:style-name="T2">==========</text:span></text:p>
      <text:p text:style-name="P1"/>
      <text:p text:style-name="P1">================ Topic 2 ==================<text:tab/></text:p>
      <text:p text:style-name="P4">The topic sentence is == Caring for river turtles is easier than many people think.</text:p>
      <text:p text:style-name="P4"/>
      <text:p text:style-name="P8"><text:s/><text:span text:style-name="T2">Sentence that not good for supporting sentence </text:span>"You do not need a lot of equipment." </text:p>
      <text:p text:style-name="P13">Concluding sentence:<text:span text:style-name="T2">== </text:span><text:s/>By following these simple steps, anyone can care for river turtles and provide them with a safe and healthy home</text:p>
      <text:p text:style-name="P4">================= Topic 3 ====================</text:p>
      <text:p text:style-name="P9">TS: There are four easy ways to prepare a delicious egg.</text:p>
      <text:p text:style-name="P13">The sentence "Some people believe that brown eggs taste better than white eggs" is not a good supporting sentence based on the controlling ideas in the topic sentence, so it should be circled.</text:p>
      <text:p text:style-name="P13">Concluding sentence: With these four easy ways to cook eggs, you can have a delicious and nutritious meal any time of the day.</text:p>
      <text:p text:style-name="P13"/>
      <text:p text:style-name="P13">The sentence "Some people believe that brown eggs taste better than white eggs" is not a good supporting sentence based on the controlling ideas in the topic sentence because it does not provide information or instructions on how to cook eggs, which is the main idea of the paragraph.</text:p>
      <text:p text:style-name="P7">Concluding sentence: These four methods are simple and can produce a tasty egg that can be enjoyed on its own or incorporated into other dishes.</text:p>
      <text:p text:style-name="P13"/>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21:59:43.879233270</meta:creation-date>
    <dc:date>2023-03-08T23:02:19.330354825</dc:date>
    <meta:editing-duration>PT41M55S</meta:editing-duration>
    <meta:editing-cycles>2</meta:editing-cycles>
    <meta:generator>LibreOffice/7.3.7.2$Linux_X86_64 LibreOffice_project/30$Build-2</meta:generator>
    <meta:document-statistic meta:table-count="0" meta:image-count="0" meta:object-count="0" meta:page-count="2" meta:paragraph-count="19" meta:word-count="320" meta:character-count="1971" meta:non-whitespace-character-count="1662"/>
  </office:meta>
</office:document-meta>
</file>